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6.081cm" svg:y="3.4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09:09:51.303000000</meta:creation-date>
    <dc:date>2018-08-01T11:11:25.966000000</dc:date>
    <meta:editing-duration>PT2M6S</meta:editing-duration>
    <meta:editing-cycles>2</meta:editing-cycles>
    <meta:generator>LibreOffice/6.1.0.2$Windows_X86_64 LibreOffice_project/b3972dcf1284967612d5ee04fea9d15bcf0cc106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79cm" svg:y="4.201cm" style:legend-expansion="high" chart:style-name="ch2"/>
        <chart:plot-area chart:style-name="ch3" chart:data-source-has-labels="both" svg:x="0.32cm" svg:y="0.18cm" svg:width="13.15cm" svg:height="8.64cm">
          <chartooo:coordinate-region svg:x="1.047cm" svg:y="0.379cm" svg:width="12.423cm" svg:height="7.794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2$Windows_X86_64 LibreOffice_project/b3972dcf1284967612d5ee04fea9d15bcf0cc1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